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epoch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87986" calcext:value-type="float">
            <text:p>0.7587986</text:p>
          </table:table-cell>
          <table:table-cell office:value-type="float" office:value="1.2678659" calcext:value-type="float">
            <text:p>1.2678659</text:p>
          </table:table-cell>
          <table:table-cell office:value-type="float" office:value="0.185692346209197" calcext:value-type="float">
            <text:p>0.18569234620919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7965113, </text:p>
          </table:table-cell>
          <table:table-cell office:value-type="string" calcext:value-type="string">
            <text:p>1.1652209,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289906" calcext:value-type="float">
            <text:p>0.80289906</text:p>
          </table:table-cell>
          <table:table-cell office:value-type="float" office:value="0.7501584" calcext:value-type="float">
            <text:p>0.7501584</text:p>
          </table:table-cell>
          <table:table-cell office:value-type="float" office:value="0.185692346209197" calcext:value-type="float">
            <text:p>0.1856923462091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7731712, </text:p>
          </table:table-cell>
          <table:table-cell office:value-type="string" calcext:value-type="string">
            <text:p>4.5759454,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888336" calcext:value-type="float">
            <text:p>0.7888336</text:p>
          </table:table-cell>
          <table:table-cell office:value-type="float" office:value="0.8562333" calcext:value-type="float">
            <text:p>0.8562333</text:p>
          </table:table-cell>
          <table:table-cell office:value-type="float" office:value="0.185692346209197" calcext:value-type="float">
            <text:p>0.18569234620919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.81978995, </text:p>
          </table:table-cell>
          <table:table-cell office:value-type="string" calcext:value-type="string">
            <text:p>0.9500807,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97924" calcext:value-type="float">
            <text:p>0.797924</text:p>
          </table:table-cell>
          <table:table-cell office:value-type="float" office:value="1.0325124" calcext:value-type="float">
            <text:p>1.0325124</text:p>
          </table:table-cell>
          <table:table-cell office:value-type="float" office:value="0.185692346209197" calcext:value-type="float">
            <text:p>0.1856923462091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84663105, </text:p>
          </table:table-cell>
          <table:table-cell office:value-type="string" calcext:value-type="string">
            <text:p>0.8914571,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1143665" calcext:value-type="float">
            <text:p>0.81143665</text:p>
          </table:table-cell>
          <table:table-cell office:value-type="float" office:value="0.9975366" calcext:value-type="float">
            <text:p>0.9975366</text:p>
          </table:table-cell>
          <table:table-cell office:value-type="float" office:value="0.185692346209197" calcext:value-type="float">
            <text:p>0.18569234620919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79730976, </text:p>
          </table:table-cell>
          <table:table-cell office:value-type="string" calcext:value-type="string">
            <text:p>1.1040794,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learning rat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220011" calcext:value-type="float">
            <text:p>0.8220011</text:p>
          </table:table-cell>
          <table:table-cell office:value-type="float" office:value="0.93863773" calcext:value-type="float">
            <text:p>0.93863773</text:p>
          </table:table-cell>
          <table:table-cell office:value-type="float" office:value="0.185692346209197" calcext:value-type="float">
            <text:p>0.185692346209197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0.84497267, </text:p>
          </table:table-cell>
          <table:table-cell office:value-type="string" calcext:value-type="string">
            <text:p>1.0151633,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0357474" calcext:value-type="float">
            <text:p>0.80357474</text:p>
          </table:table-cell>
          <table:table-cell office:value-type="float" office:value="1.6992259" calcext:value-type="float">
            <text:p>1.6992259</text:p>
          </table:table-cell>
          <table:table-cell office:value-type="float" office:value="0.185692346209197" calcext:value-type="float">
            <text:p>0.18569234620919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0.79780114, </text:p>
          </table:table-cell>
          <table:table-cell office:value-type="string" calcext:value-type="string">
            <text:p>5.5889707,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9589707" calcext:value-type="float">
            <text:p>0.79589707</text:p>
          </table:table-cell>
          <table:table-cell office:value-type="float" office:value="2.8933535" calcext:value-type="float">
            <text:p>2.8933535</text:p>
          </table:table-cell>
          <table:table-cell office:value-type="float" office:value="0.185692346209197" calcext:value-type="float">
            <text:p>0.18569234620919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0.6174068, </text:p>
          </table:table-cell>
          <table:table-cell office:value-type="string" calcext:value-type="string">
            <text:p>10.079405,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9473007" calcext:value-type="float">
            <text:p>0.79473007</text:p>
          </table:table-cell>
          <table:table-cell office:value-type="float" office:value="3.6492982" calcext:value-type="float">
            <text:p>3.6492982</text:p>
          </table:table-cell>
          <table:table-cell office:value-type="float" office:value="0.185692346209197" calcext:value-type="float">
            <text:p>0.185692346209197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string" calcext:value-type="string">
            <text:p>0.80222344, </text:p>
          </table:table-cell>
          <table:table-cell office:value-type="string" calcext:value-type="string">
            <text:p>12.6932125,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batch siz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994595" calcext:value-type="float">
            <text:p>0.7994595</text:p>
          </table:table-cell>
          <table:table-cell office:value-type="float" office:value="0.8515555" calcext:value-type="float">
            <text:p>0.8515555</text:p>
          </table:table-cell>
          <table:table-cell office:value-type="float" office:value="0.185692346209197" calcext:value-type="float">
            <text:p>0.18569234620919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.7358885, </text:p>
          </table:table-cell>
          <table:table-cell office:value-type="string" calcext:value-type="string">
            <text:p>1.9258918,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01425" calcext:value-type="float">
            <text:p>0.801425</text:p>
          </table:table-cell>
          <table:table-cell office:value-type="float" office:value="0.75710887" calcext:value-type="float">
            <text:p>0.75710887</text:p>
          </table:table-cell>
          <table:table-cell office:value-type="float" office:value="0.185692346209197" calcext:value-type="float">
            <text:p>0.18569234620919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0.8058473, </text:p>
          </table:table-cell>
          <table:table-cell office:value-type="string" calcext:value-type="string">
            <text:p>4.3232718,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8081813" calcext:value-type="float">
            <text:p>0.8081813</text:p>
          </table:table-cell>
          <table:table-cell office:value-type="float" office:value="0.55650437" calcext:value-type="float">
            <text:p>0.55650437</text:p>
          </table:table-cell>
          <table:table-cell office:value-type="float" office:value="0.185692346209197" calcext:value-type="float">
            <text:p>0.18569234620919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0.7525336, </text:p>
          </table:table-cell>
          <table:table-cell office:value-type="string" calcext:value-type="string">
            <text:p>13.282207,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ise multipli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epsilon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81843865" calcext:value-type="float">
            <text:p>0.81843865</text:p>
          </table:table-cell>
          <table:table-cell office:value-type="float" office:value="0.81071043" calcext:value-type="float">
            <text:p>0.81071043</text:p>
          </table:table-cell>
          <table:table-cell office:value-type="float" office:value="0.185692346209197" calcext:value-type="float">
            <text:p>0.185692346209197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955899" calcext:value-type="float">
            <text:p>0.7955899</text:p>
          </table:table-cell>
          <table:table-cell office:value-type="float" office:value="1.671327" calcext:value-type="float">
            <text:p>1.671327</text:p>
          </table:table-cell>
          <table:table-cell office:value-type="float" office:value="0.185692346209197" calcext:value-type="float">
            <text:p>0.1856923462091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07991" calcext:value-type="float">
            <text:p>0.7907991</text:p>
          </table:table-cell>
          <table:table-cell office:value-type="float" office:value="2.366083" calcext:value-type="float">
            <text:p>2.366083</text:p>
          </table:table-cell>
          <table:table-cell office:value-type="float" office:value="0.185692346209197" calcext:value-type="float">
            <text:p>0.185692346209197</text:p>
          </table:table-cell>
          <table:table-cell table:number-columns-repeated="5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dp implementation</text:p>
          </table:table-cell>
          <table:table-cell table:number-columns-repeated="4"/>
          <table:table-cell office:value-type="string" calcext:value-type="string">
            <text:p>non dp implementation</text:p>
          </table:table-cell>
          <table:table-cell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>
          <table:table-cell office:value-type="string" calcext:value-type="string">
            <text:p>gimp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9:05:53.7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20-04-30T20:52:22.237000000</dc:date>
    <meta:editing-duration>PT49M59S</meta:editing-duration>
    <meta:editing-cycles>5</meta:editing-cycles>
    <meta:document-statistic meta:table-count="1" meta:cell-count="139" meta:object-count="0"/>
  </office:meta>
</office:document-meta>
</file>